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184181F2FF9D406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5.901cm" fo:margin-left="0.12cm" table:align="left" style:writing-mode="lr-tb"/>
    </style:style>
    <style:style style:name="Tabulka1.A" style:family="table-column">
      <style:table-column-properties style:column-width="3.598cm"/>
    </style:style>
    <style:style style:name="Tabulka1.B" style:family="table-column">
      <style:table-column-properties style:column-width="12.303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ff619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41ddd4" officeooo:paragraph-rsid="0041ddd4"/>
    </style:style>
    <style:style style:name="P19" style:family="paragraph" style:parent-style-name="Table_20_Contents">
      <style:text-properties officeooo:paragraph-rsid="00479273"/>
    </style:style>
    <style:style style:name="P20" style:family="paragraph" style:parent-style-name="Table_20_Contents">
      <style:text-properties officeooo:paragraph-rsid="001a5680"/>
    </style:style>
    <style:style style:name="P21" style:family="paragraph" style:parent-style-name="Table_20_Contents">
      <style:text-properties officeooo:rsid="004de7c2" officeooo:paragraph-rsid="004de7c2"/>
    </style:style>
    <style:style style:name="P22" style:family="paragraph" style:parent-style-name="Heading" style:master-page-name="Standard">
      <style:paragraph-properties fo:margin-top="0cm" fo:margin-bottom="1cm" loext:contextual-spacing="false" fo:text-align="center" style:justify-single-word="false" style:page-number="auto"/>
      <style:text-properties fo:background-color="transparent"/>
    </style:style>
    <style:style style:name="P23" style:family="paragraph" style:parent-style-name="Heading">
      <style:paragraph-properties fo:margin-top="0cm" fo:margin-bottom="1cm" loext:contextual-spacing="false" fo:text-align="center" style:justify-single-word="false"/>
      <style:text-properties fo:background-color="transparent"/>
    </style:style>
    <style:style style:name="P24" style:family="paragraph" style:parent-style-name="Table_20_Contents" style:list-style-name="L1">
      <style:text-properties fo:font-size="10pt" officeooo:rsid="004de7c2" officeooo:paragraph-rsid="004de7c2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6" style:family="paragraph" style:parent-style-name="Table_20_Contents">
      <style:paragraph-properties fo:text-align="start" style:justify-single-word="false"/>
      <style:text-properties officeooo:rsid="002aeff2" officeooo:paragraph-rsid="004ff917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455425" fo:background-color="transparent" loext:char-shading-value="0"/>
    </style:style>
    <style:style style:name="T16" style:family="text">
      <style:text-properties officeooo:rsid="004c8b7c" fo:background-color="transparent" loext:char-shading-value="0"/>
    </style:style>
    <style:style style:name="T17" style:family="text">
      <style:text-properties officeooo:rsid="004f6a21" fo:background-color="transparent" loext:char-shading-value="0"/>
    </style:style>
    <style:style style:name="T18" style:family="text">
      <style:text-properties officeooo:rsid="005127be" fo:background-color="transparent" loext:char-shading-value="0"/>
    </style:style>
    <style:style style:name="T19" style:family="text">
      <style:text-properties officeooo:rsid="001a5680"/>
    </style:style>
    <style:style style:name="T20" style:family="text">
      <style:text-properties officeooo:rsid="001d9b1c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43daa3"/>
    </style:style>
    <style:style style:name="T24" style:family="text">
      <style:text-properties officeooo:rsid="004de7c2"/>
    </style:style>
    <style:style style:name="T25" style:family="text">
      <style:text-properties officeooo:rsid="004f6a21"/>
    </style:style>
    <style:style style:name="T26" style:family="text">
      <style:text-properties officeooo:rsid="004ff91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3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5"><text:span text:style-name="T9">Česká pirátská strana, </text:span>organizační složka: <text:span text:style-name="T24">Finanční odbor</text:span></text:p>
            <text:p text:style-name="P15">z<text:span text:style-name="T19">a</text:span>st<text:span text:style-name="T19">o</text:span>up<text:span text:style-name="T19">ena</text:span>: <text:span text:style-name="T24">Jaromír Beránek, vedoucí</text:span></text:p>
            <text:p text:style-name="P26">v.z. Vladislav Tobias Esner, tobias.esner@pirati.cz, pověřen vedoucí<text:span text:style-name="T26">m</text:span>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1"><text:span text:style-name="T9">Dodavatel</text:span><text:span text:style-name="T12">:</text:span></text:p>
          </table:table-cell>
          <table:table-cell table:style-name="Tabulka1.A1" office:value-type="string">
            <text:p text:style-name="P20"><text:span text:style-name="T19">Jméno</text:span>: Hana Ančicová<text:span text:style-name="T4"> </text:span></text:p>
            <text:p text:style-name="P17"><text:span text:style-name="T23">IČO</text:span>: <text:span text:style-name="T24">05461294</text:span> <text:s text:c="3"/><text:span text:style-name="T23">místo podnikání: Hulín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21">Asistent finančního odboru</text:p>
            <text:list xml:id="list3365303556917208195" text:style-name="L1">
              <text:list-item>
                <text:p text:style-name="P24">zastupování vedoucího FO</text:p>
              </text:list-item>
              <text:list-item>
                <text:p text:style-name="P24">proplácení žádostí o proplacení dodavatelských faktur, odměn a členských nároků</text:p>
              </text:list-item>
              <text:list-item>
                <text:p text:style-name="P24">komunikace s dodavatelem účetních služeb</text:p>
              </text:list-item>
              <text:list-item>
                <text:p text:style-name="P24">spolupráce na tvorbě rozpočtů a na reportingu</text:p>
              </text:list-item>
              <text:list-item>
                <text:p text:style-name="P24">spolupráce na přípravě auditu a sestavení zprávy o hospodaření</text:p>
              </text:list-item>
              <text:list-item>
                <text:p text:style-name="P24">spolupráce na finančním řízení volebních kampaní</text:p>
              </text:list-item>
              <text:list-item>
                <text:p text:style-name="P24">občasná komunikace s ÚDHPSH</text:p>
              </text:list-item>
              <text:list-item>
                <text:p text:style-name="P24">poskytování rad a informací z oblasti hospodaření členské základně</text:p>
              </text:list-item>
              <text:list-item>
                <text:p text:style-name="P24">spolupráce s ostatními interními týmy Pirátů</text:p>
              </text:list-item>
              <text:list-item>
                <text:p text:style-name="P24">spolupráce s hospodářem poslaneckého klubu</text:p>
              </text:list-item>
              <text:list-item>
                <text:p text:style-name="P24">evidence dárců a poskytovatelů nefinančních plnění</text:p>
              </text:list-item>
              <text:list-item>
                <text:p text:style-name="P24">vytváření a rozesílání potvrzení o poskytnutí daru</text:p>
              </text:list-item>
              <text:list-item>
                <text:p text:style-name="P24">třídění a archivace papírových dokladů</text:p>
              </text:list-item>
              <text:list-item>
                <text:p text:style-name="P24">občasné vyřizování papírové pošty</text:p>
              </text:list-item>
              <text:list-item>
                <text:p text:style-name="P24">spolurozhodování o investování volných prostředků v bance</text:p>
              </text:list-item>
              <text:list-item>
                <text:p text:style-name="P24">spolupráce na tvorbě předpisů upravujících hospodaření u Pirátů</text:p>
              </text:list-item>
              <text:list-item>
                <text:p text:style-name="P24">spolupráce na vývoji nové uživatelské nadstavby pro zadávání žádostí, rozpočtování a reporting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3">ý </text:span>náročnost<text:span text:style-name="T12">:</text:span></text:p>
          </table:table-cell>
          <table:table-cell table:style-name="Tabulka1.A1" office:value-type="string">
            <text:p text:style-name="Table_20_Contents">Odhad: <text:span text:style-name="T25">100</text:span>h <text:span text:style-name="T25">měsíčně </text:span>(slovy: <text:span text:style-name="T25">sto</text:span>hodin)</text:p>
            <text:p text:style-name="P19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Smluvní typ</text:span>:</text:p>
          </table:table-cell>
          <table:table-cell table:style-name="Tabulka1.A1" office:value-type="string">
            <text:p text:style-name="P18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Odměna</text:span>:</text:p>
          </table:table-cell>
          <table:table-cell table:style-name="Tabulka1.A1" office:value-type="string">
            <text:p text:style-name="P14">• <text:span text:style-name="T25">hodinová odměna 100,-Kč/h</text:span>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Termín provedení</text:span>:</text:p>
          </table:table-cell>
          <table:table-cell table:style-name="Tabulka1.A1" office:value-type="string">
            <text:p text:style-name="P13"><text:s/><text:span text:style-name="T21">Od 01-03-2018 na dobu neurčitou</text:span></text:p>
          </table:table-cell>
        </table:table-row>
      </table:table>
      <text:p text:style-name="P7"><text:soft-page-break/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5">V <text:span text:style-name="T20">Praze</text:span> dne <text:span text:style-name="T22">01.03.2018</text:span></text:p>
      <text:p text:style-name="P6">Za zadavatele: <text:tab/><text:tab/><text:tab/>Za dodavatele: </text:p>
      <text:p text:style-name="P8"><text:span text:style-name="T18">Vladislav Tobias Esner</text:span><text:span text:style-name="T14"><text:tab/><text:tab/></text:span><text:span text:style-name="T16"> Hana Ančicová</text:span></text:p>
      <text:p text:style-name="P9"/>
      <text:p text:style-name="P6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0.466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67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-1cm" svg:width="5.666cm" svg:height="2.346cm" draw:z-index="0"><draw:image xlink:href="Pictures/100002010000044A000001C7184181F2FF9D406E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  <text:p text:style-name="MP2"><text:span text:style-name="MT4"><text:page-number text:select-page="current">1</text:page-number></text:span><text:span text:style-name="MT4">/</text:span><text:span text:style-name="MT4"><text:page-count>2</text:page-count>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11T11:04:41.099023335</dc:date>
    <meta:editing-cycles>138</meta:editing-cycles>
    <meta:editing-duration>P24DT14H42M11S</meta:editing-duration>
    <meta:generator>LibreOffice/5.1.6.2$Linux_X86_64 LibreOffice_project/10m0$Build-2</meta:generator>
    <meta:print-date>2018-04-11T11:02:39.141946494</meta:print-date>
    <meta:document-statistic meta:table-count="1" meta:image-count="1" meta:object-count="0" meta:page-count="2" meta:paragraph-count="50" meta:word-count="319" meta:character-count="2307" meta:non-whitespace-character-count="2040"/>
    <meta:user-defined meta:name="Informace 1"/>
    <meta:user-defined meta:name="Informace 2"/>
    <meta:user-defined meta:name="Informace 3"/>
    <meta:user-defined meta:name="Informace 4"/>
  </office:meta>
</office:document-meta>
</file>